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lassRelativeContextResource.ClassRelativeContextResource( String path , Class &lt; ? &gt; clazz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lassRelativeResourceLoader.ClassRelativeResourceLoader( Class &lt; ? &gt; clazz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lassRelativeContextResource.getPathWithin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RelativeResourceLoader.getResourceByPath(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RelativeContextResource.createRelative( String relative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